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A100000190684ACDD5CF5336C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textarea-horizontal-align="justify" draw:textarea-vertical-align="middle" draw:auto-grow-height="false" fo:min-height="0.55cm" fo:min-width="0.32cm" fo:padding-top="0.151cm" fo:padding-bottom="0.151cm" fo:padding-left="0.276cm" fo:padding-right="0.276cm"/>
    </style:style>
    <style:style style:name="gr3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textarea-horizontal-align="justify" draw:textarea-vertical-align="middle" draw:auto-grow-height="false" fo:min-height="0.124cm" fo:min-width="0.32cm" fo:padding-top="0.151cm" fo:padding-bottom="0.151cm" fo:padding-left="0.276cm" fo:padding-right="0.276cm"/>
    </style:style>
    <style:style style:name="gr4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textarea-horizontal-align="justify" draw:textarea-vertical-align="middle" draw:auto-grow-height="false" fo:min-height="0.549cm" fo:min-width="0.32cm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7.807cm" svg:height="10.583cm" svg:x="1.596cm" svg:y="9.558cm">
          <draw:image xlink:href="Pictures/10000201000002A100000190684ACDD5CF5336CE.png" xlink:type="simple" xlink:show="embed" xlink:actuate="onLoad">
            <text:p/>
          </draw:image>
        </draw:frame>
        <draw:g>
          <draw:custom-shape draw:style-name="gr2" draw:text-style-name="P2" draw:layer="layout" svg:width="0.854cm" svg:height="0.834cm" svg:x="1.635cm" svg:y="18.8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0.854cm" svg:height="0.408cm" svg:x="1.635cm" svg:y="19.7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854cm" svg:height="0.833cm" svg:x="1.635cm" svg:y="18.0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854cm" svg:height="0.833cm" svg:x="1.635cm" svg:y="16.3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854cm" svg:height="0.834cm" svg:x="1.635cm" svg:y="17.1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854cm" svg:height="0.834cm" svg:x="1.635cm" svg:y="15.4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854cm" svg:height="0.833cm" svg:x="1.635cm" svg:y="13.7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854cm" svg:height="0.834cm" svg:x="1.635cm" svg:y="14.6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854cm" svg:height="0.834cm" svg:x="1.635cm" svg:y="12.9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854cm" svg:height="0.834cm" svg:x="1.635cm" svg:y="11.2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854cm" svg:height="0.834cm" svg:x="1.635cm" svg:y="12.1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854cm" svg:height="0.833cm" svg:x="1.635cm" svg:y="10.4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854cm" svg:height="0.834cm" svg:x="1.635cm" svg:y="9.5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08-30T21:05:29.616228210</dc:date>
    <meta:editing-duration>PT15M48S</meta:editing-duration>
    <meta:editing-cycles>2</meta:editing-cycles>
    <meta:generator>LibreOffice/6.0.7.3$Linux_X86_64 LibreOffice_project/00m0$Build-3</meta:generator>
    <meta:document-statistic meta:object-count="15"/>
  </office:meta>
</office:document-meta>
</file>